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Heading_20_2">
      <style:paragraph-properties fo:line-height="150%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 style:list-style-name="WWNum1">
      <style:paragraph-properties fo:line-height="150%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ramowanie w LISP i Prolog </text:p>
      <text:p text:style-name="P2"/>
      <text:p text:style-name="P6">Temat projektu: </text:p>
      <text:p text:style-name="P7">kalkulator w LISP</text:p>
      <text:p text:style-name="P3"/>
      <text:p text:style-name="P4">Autorzy:</text:p>
      <text:p text:style-name="P4">Mateusz Kaczmarski</text:p>
      <text:p text:style-name="P4">Jakub Ruszkowski</text:p>
      <text:p text:style-name="P5"/>
      <text:h text:style-name="P8" text:outline-level="2">Działania na wielomianach</text:h>
      <text:p text:style-name="P1">Program umożliwia prowadzenie działań na wielomianach: dodawanie, odejmowanie oraz liczenie wartości wielomianu dla zadanej wartości. Do każdej z funkcji podawana jest lista definiująca wielomian w następujący sposób:</text:p>
      <text:p text:style-name="P1"><draw:frame draw:style-name="fr1" draw:name="Obiekt1" text:anchor-type="as-char" svg:y="-0.377cm" svg:width="15.8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gdzie potęga<text:span text:style-name="T1">n</text:span> oznacza stopień potęgi przy n-tym wyrazie wielomianu, a współczynnik<text:span text:style-name="T1">n</text:span> – współczynnik przy n-tym wyrazie wielomianu. Zakłada się dodatkowo, że wszystkie wyrazy podawanego wielomianu są posortowanie w kolejności rosnących wartości potęg. Służy do tego funkcja sortująca wielomian <text:span text:style-name="T2">SortPolynomial(poly)</text:span>. Dodawanie wielomianów można uzyskać stosując funkcję <text:span text:style-name="T2">AddPolynomials (p1 p2)</text:span>, której przekazywane są dwa wielomiany, które chcemy zsumować. Do odejmowania wielomianów służy funkcja <text:span text:style-name="T2">SubstractPolynomials (p1 p2)</text:span>, która od wielomianu p1 odejmuje wielomian p2. Aby wyliczyć wartość wielomianu dla zadanej wartości x, można skorzystać z funkcji <text:span text:style-name="T2">EvaluatePolynomial(poli x). </text:span><text:span text:style-name="T4">Przydatne w tym przypadku jest makro o nazwie </text:span><text:span text:style-name="T3">ConvertPolynomial(poli)</text:span><text:span text:style-name="T4">, które zmienia podany wielomian do postaci bardziej czytelnej typu: </text:span><text:span text:style-name="T4"><draw:frame draw:style-name="fr1" draw:name="Obiekt2" text:anchor-type="as-char" svg:y="-0.377cm" svg:width="10.9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gdzie c i p oznaczają odpowiednio wartości współczynnika oraz potęgi wyrazu wielomianu, a x – dowolne wyrażenie.</text:span></text:p>
      <text:p text:style-name="P1">Na wszystkich przedstawionych funkcjach zostały przeprowadzone testy jednostkowe.</text:p>
      <text:p text:style-name="P1"/>
      <text:p text:style-name="P1"/>
      <text:p text:style-name="P1"/>
      <text:p text:style-name="P1"><text:soft-page-break/>Funkcje i makra rekurencyjne:</text:p>
      <text:list xml:id="list6147527229896414862" text:style-name="WWNum1">
        <text:list-item>
          <text:p text:style-name="P10">Dodawanie</text:p>
        </text:list-item>
      </text:list>
      <text:p text:style-name="P1">Zwraca sumę dwóch liczb podanych jako parametry.</text:p>
      <text:list xml:id="list39482410" text:continue-numbering="true" text:style-name="WWNum1">
        <text:list-item>
          <text:p text:style-name="P10">Odejmowanie</text:p>
        </text:list-item>
      </text:list>
      <text:p text:style-name="P1">Zwraca różnicę dwóch liczb podanych jako parametry.</text:p>
      <text:list xml:id="list39486775" text:continue-numbering="true" text:style-name="WWNum1">
        <text:list-item>
          <text:p text:style-name="P10">Mnożenie</text:p>
        </text:list-item>
      </text:list>
      <text:p text:style-name="P1">Zwraca iloczyn dwóch liczb podanych jako parametry.</text:p>
      <text:list xml:id="list39499042" text:continue-numbering="true" text:style-name="WWNum1">
        <text:list-item>
          <text:p text:style-name="P10">Potęgowanie</text:p>
        </text:list-item>
      </text:list>
      <text:p text:style-name="P1">X – pierwszy parametr</text:p>
      <text:p text:style-name="P1">Y – drugi parametr</text:p>
      <text:p text:style-name="P1">Zwraca X^Y</text:p>
      <text:list xml:id="list39492189" text:continue-numbering="true" text:style-name="WWNum1">
        <text:list-item>
          <text:p text:style-name="P10">Silnia</text:p>
        </text:list-item>
      </text:list>
      <text:p text:style-name="P1">Zwraca silnię dla przekazanej liczby.</text:p>
      <text:list xml:id="list39481643" text:continue-numbering="true" text:style-name="WWNum1">
        <text:list-item>
          <text:p text:style-name="P10">N-ty wyraz ciągu Fibonacciego</text:p>
        </text:list-item>
        <text:list-item>
          <text:p text:style-name="P10">Funkcja Ackermana</text:p>
        </text:list-item>
      </text:list>
      <text:p text:style-name="P1"><text:s/></text:p>
      <text:p text:style-name="P1">Zwraca wartość funkcji dla przekazanego parametru.</text:p>
      <text:list xml:id="list39479537" text:continue-numbering="true" text:style-name="WWNum1">
        <text:list-item>
          <text:p text:style-name="P10">Długość krzywej Kocha</text:p>
        </text:list-item>
      </text:list>
      <text:p text:style-name="P1">i - parametr</text:p>
      <text:p text:style-name="P1">Zwraca długość krzywej Kocha dla i-tego kroku</text:p>
      <text:list xml:id="list39493121" text:continue-numbering="true" text:style-name="WWNum1">
        <text:list-item>
          <text:p text:style-name="P10">Konwersja liczby dziesiętnej na binarną</text:p>
        </text:list-item>
      </text:list>
      <text:p text:style-name="P1">Zwraca binarną reprezentację liczby dziesiętnej przekazanej jako parametr.</text:p>
      <text:list xml:id="list39499483" text:continue-numbering="true" text:style-name="WWNum1">
        <text:list-item>
          <text:p text:style-name="P10"><text:s/>Funkcja McCarthy’ego</text:p>
        </text:list-item>
      </text:list>
      <text:p text:style-name="P1"/>
      <text:p text:style-name="P1">Zwraca wartość funkcji dla przekazanego parametru.<text:bookmark text:name="_GoBack"/></text:p>
      <text:p text:style-name="P1"/>
      <text:p text:style-name="P1">Bibliografia:</text:p>
      <text:p text:style-name="P1">http://www.cs.sfu.ca/CourseCentral/310/pwfong/Lisp/1/tutorial1.html</text:p>
      <text:p text:style-name="P1">http://www.gigamonkeys.com/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18T19:32:39.49</dc:date>
    <meta:editing-duration>PT1H2M45S</meta:editing-duration>
    <meta:editing-cycles>4</meta:editing-cycles>
    <meta:generator>OpenOffice.org/3.4.1$Win32 OpenOffice.org_project/341m1$Build-9593</meta:generator>
    <meta:document-statistic meta:table-count="0" meta:image-count="0" meta:object-count="2" meta:page-count="2" meta:paragraph-count="38" meta:word-count="277" meta:character-count="2163"/>
  </office:meta>
</office:document-meta>
</file>

<file path=Object 1/content.xml><?xml version="1.0" encoding="utf-8"?>
<math xmlns="http://www.w3.org/1998/Math/MathML">
  <semantics>
    <mrow>
      <mrow>
        <mi mathvariant="italic">polynomial</mi>
        <mo stretchy="false">=</mo>
        <mi>'</mi>
      </mrow>
      <mrow>
        <mo stretchy="false">(</mo>
        <mrow>
          <mrow>
            <mo stretchy="false">(</mo>
            <mrow>
              <msub>
                <mi mathvariant="italic">współczynnik</mi>
                <mn>1</mn>
              </msub>
              <msub>
                <mi mathvariant="italic">potęga</mi>
                <mn>1</mn>
              </msub>
            </mrow>
            <mo stretchy="false">)</mo>
          </mrow>
          <mrow>
            <mo stretchy="false">(</mo>
            <mrow>
              <msub>
                <mi mathvariant="italic">współczynnik</mi>
                <mn>2</mn>
              </msub>
              <msub>
                <mi mathvariant="italic">potęga</mi>
                <mn>2</mn>
              </msub>
            </mrow>
            <mo stretchy="false">)</mo>
          </mrow>
          <mn>...</mn>
          <mrow>
            <mo stretchy="false">(</mo>
            <mrow>
              <msub>
                <mi mathvariant="italic">współczynnik</mi>
                <mi>n</mi>
              </msub>
              <msub>
                <mi mathvariant="italic">potęga</mi>
                <mi>n</mi>
              </msub>
            </mrow>
            <mo stretchy="false">)</mo>
          </mrow>
        </mrow>
        <mo stretchy="false">)</mo>
      </mrow>
    </mrow>
    <annotation encoding="StarMath 5.0">polynomial = '( (współczynnik_1 potęga_1) (współczynnik_2 potęga_2) ... (współczynnik_n potęga_n) 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o stretchy="false">+</mo>
            <mrow>
              <mo stretchy="false">(</mo>
              <mrow>
                <mtext>*</mtext>
                <msub>
                  <mi>c</mi>
                  <mn>1</mn>
                </msub>
                <mrow>
                  <mo stretchy="false">(</mo>
                  <mrow>
                    <mi mathvariant="italic">EXPT</mi>
                    <mi>X</mi>
                    <msub>
                      <mi>p</mi>
                      <mn>1</mn>
                    </msub>
                  </mrow>
                  <mo stretchy="false">)</mo>
                </mrow>
              </mrow>
              <mo stretchy="false">)</mo>
            </mrow>
          </mrow>
          <mrow>
            <mo stretchy="false">(</mo>
            <mrow>
              <mtext>*</mtext>
              <msub>
                <mi>c</mi>
                <mn>2</mn>
              </msub>
              <mrow>
                <mo stretchy="false">(</mo>
                <mrow>
                  <mi mathvariant="italic">EXPT</mi>
                  <mi>X</mi>
                  <msub>
                    <mi>p</mi>
                    <mn>2</mn>
                  </msub>
                </mrow>
                <mo stretchy="false">)</mo>
              </mrow>
            </mrow>
            <mo stretchy="false">)</mo>
          </mrow>
          <mn>...</mn>
          <mrow>
            <mo stretchy="false">(</mo>
            <mrow>
              <mtext>*</mtext>
              <msub>
                <mi>c</mi>
                <mi>n</mi>
              </msub>
              <mrow>
                <mo stretchy="false">(</mo>
                <mrow>
                  <mi mathvariant="italic">EXPT</mi>
                  <mi>X</mi>
                  <msub>
                    <mi>p</mi>
                    <mi>n</mi>
                  </msub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(+ ("*" c_1 (EXPT X p_1)) ("*" c_2 (EXPT X p_2)) ... ("*" c_n (EXPT X p_n)))</annotation>
  </semantics>
</math>
</file>